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.635cm" style:auto-text-indent="false"/>
    </style:style>
    <style:style style:name="P2" style:family="paragraph" style:parent-style-name="Standard">
      <style:paragraph-properties fo:margin-left="2.54cm" fo:margin-right="0cm" fo:text-indent="0cm" style:auto-text-indent="false"/>
    </style:style>
    <style:style style:name="P3" style:family="paragraph" style:parent-style-name="Standard">
      <style:paragraph-properties fo:margin-left="2.54cm" fo:margin-right="0cm" fo:text-indent="0.635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3.81cm" fo:margin-right="0cm" fo:text-indent="0cm" style:auto-text-indent="false"/>
    </style:style>
    <style:style style:name="P6" style:family="paragraph" style:parent-style-name="Standard" style:list-style-name="WWNum1"/>
    <style:style style:name="P7" style:family="paragraph" style:parent-style-name="Standard" style:list-style-name="L1"/>
    <style:style style:name="P8" style:family="paragraph" style:parent-style-name="Standard" style:list-style-name="WWNum1">
      <style:paragraph-properties fo:margin-left="1.27cm" fo:margin-right="0cm" fo:text-indent="0.635cm" style:auto-text-indent="false"/>
    </style:style>
    <style:style style:name="P9" style:family="paragraph" style:parent-style-name="Standard" style:list-style-name="WWNum2">
      <style:paragraph-properties fo:margin-left="1.27cm" fo:margin-right="0cm" fo:text-indent="0.635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 style:list-style-name="L2">
      <style:paragraph-properties fo:margin-left="0cm" fo:margin-right="0cm" fo:text-indent="0cm" style:auto-text-indent="false"/>
    </style:style>
    <style:style style:name="P12" style:family="paragraph" style:parent-style-name="Heading_20_1" style:master-page-name="Standard">
      <style:paragraph-properties style:page-number="auto"/>
    </style:style>
    <style:style style:name="T1" style:family="text">
      <style:text-properties fo:language="lt" fo:country="LT"/>
    </style:style>
    <style:style style:name="T2" style:family="text">
      <style:text-properties style:font-name="Arial1"/>
    </style:style>
    <style:style style:name="T3" style:family="text">
      <style:text-properties style:font-name="Arial1" fo:language="lt" fo:country="LT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Pratybos</text:h>
      <text:p text:style-name="Standard">1. Sukurkite duomenų bazę;</text:p>
      <text:p text:style-name="Standard"><text:tab/>CREATE DATABASE Books; </text:p>
      <text:p text:style-name="Standard"/>
      <text:p text:style-name="Standard"><text:tab/><text:tab/>Query OK, 1 row affected (0.00 sec)</text:p>
      <text:p text:style-name="Standard"/>
      <text:p text:style-name="Standard">2. Suimportuokite paruoštą duomenų bazės prototipą.</text:p>
      <text:p text:style-name="Standard"><text:tab/>use books</text:p>
      <text:p text:style-name="Standard"><text:tab/>source <text:a xlink:type="simple" xlink:href="../../../../Books.sql" text:style-name="Internet_20_link" text:visited-style-name="Visited_20_Internet_20_Link">C:\Books.sql</text:a></text:p>
      <text:p text:style-name="Standard"/>
      <text:p text:style-name="Standard"><text:tab/><text:tab/>Query OK, 0 rows affected (0.01 sec)</text:p>
      <text:p text:style-name="Standard"/>
      <text:p text:style-name="P2">Query OK, 7 rows affected (0.01 sec)</text:p>
      <text:p text:style-name="P2">Records: 7 <text:s/>Duplicates: 0 <text:s/>Warnings: 0</text:p>
      <text:p text:style-name="P2"/>
      <text:p text:style-name="P2">Query OK, 0 rows affected (0.11 sec)</text:p>
      <text:p text:style-name="P2"/>
      <text:p text:style-name="P2">Query OK, 8 rows affected (0.01 sec)</text:p>
      <text:p text:style-name="P2">Records: 8 <text:s/>Duplicates: 0 <text:s/>Warnings: 0</text:p>
      <text:p text:style-name="Standard"/>
      <text:p text:style-name="Standard">3. Atlikite šiuos veiksmus:</text:p>
      <text:list xml:id="list426221258243162937" text:style-name="WWNum1">
        <text:list-item>
          <text:p text:style-name="P8">Papildykite autorių lentelę įrašais. </text:p>
        </text:list-item>
      </text:list>
      <text:p text:style-name="P1"><text:tab/>INSERT INTO authors (name) VALUES (“testas”);</text:p>
      <text:p text:style-name="P1"><text:tab/>INSERT INTO authors (name) VALUES (“testas 2”);</text:p>
      <text:p text:style-name="P1"/>
      <text:p text:style-name="P3">+----------+-----------------+</text:p>
      <text:p text:style-name="P3">| authorId | name <text:s text:c="11"/>|</text:p>
      <text:p text:style-name="P3">+----------+-----------------+</text:p>
      <text:p text:style-name="P3">| <text:s text:c="7"/>1 | Chris Smith <text:s text:c="4"/>|</text:p>
      <text:p text:style-name="P3">| <text:s text:c="7"/>2 | Steven Levithan |</text:p>
      <text:p text:style-name="P3">| <text:s text:c="7"/>3 | <text:s/>Jan Goyvaerts <text:s/>|</text:p>
      <text:p text:style-name="P3">| <text:s text:c="7"/>4 | Ryan Benedetti <text:s/>|</text:p>
      <text:p text:style-name="P3">| <text:s text:c="7"/>5 | <text:s/>Al Anderson <text:s text:c="3"/>|</text:p>
      <text:p text:style-name="P3">| <text:s text:c="7"/>6 | Clay Breshears <text:s/>|</text:p>
      <text:p text:style-name="P3">| <text:s text:c="7"/>7 | Kevlin Henney <text:s text:c="2"/>|</text:p>
      <text:p text:style-name="P3">| <text:s text:c="7"/>8 | testas <text:s text:c="9"/>|</text:p>
      <text:p text:style-name="P3">| <text:s text:c="7"/>9 | testas 2 <text:s text:c="7"/>|</text:p>
      <text:p text:style-name="P3">+----------+-----------------+</text:p>
      <text:p text:style-name="P1"><text:tab/> <text:s text:c="4"/>9 rows in set (0.00 sec)</text:p>
      <text:p text:style-name="P1"/>
      <text:list xml:id="list30635150" text:continue-numbering="true" text:style-name="WWNum1">
        <text:list-item>
          <text:p text:style-name="P8">Papildykite knygų lentelę, įrašais apie knygas, kurių autorius įrašėte prieš tai. </text:p>
        </text:list-item>
      </text:list>
      <text:p text:style-name="P1"><text:soft-page-break/><text:tab/>INSERT INTO books (authorid, title, year) VALUES (“8”, “testuotojo knyga”, 2015);</text:p>
      <text:p text:style-name="P1"><text:tab/>INSERT INTO books (authorid, title, year) VALUES (“8”, “dar geresne <text:s/>testuotojo knyga”, 2015);</text:p>
      <text:p text:style-name="P1"/>
      <text:p text:style-name="P1">+--------+----------+---------------------------------------------------+------+</text:p>
      <text:p text:style-name="P1">| bookId | authorId | title <text:s text:c="44"/>| year |</text:p>
      <text:p text:style-name="P1">+--------+----------+---------------------------------------------------+------+</text:p>
      <text:p text:style-name="P1">| <text:s text:c="5"/>1 | <text:s text:c="7"/>1 | Programming F# 3.0, 2nd Edition <text:s text:c="18"/>| 2012 |</text:p>
      <text:p text:style-name="P1">| <text:s text:c="5"/>2 | <text:s text:c="7"/>2 | Regular Expressions Cookbook, 2nd Edition <text:s text:c="8"/>| 2012 |</text:p>
      <text:p text:style-name="P1">| <text:s text:c="5"/>3 | <text:s text:c="7"/>4 | Head First Networking <text:s text:c="28"/>| 2009 |</text:p>
      <text:p text:style-name="P1">| <text:s text:c="5"/>4 | <text:s text:c="7"/>6 | The Art of Concurrency <text:s text:c="27"/>| 2009 |</text:p>
      <text:p text:style-name="P1">| <text:s text:c="5"/>5 | <text:s text:c="7"/>7 | 97 Things Every Programmer Should Know <text:s text:c="11"/>| 2010 |</text:p>
      <text:p text:style-name="P1">| <text:s text:c="5"/>6 | <text:s text:c="4"/>NULL | McCullough and Berglund on Mastering Advanced Git | NULL |</text:p>
      <text:p text:style-name="P1">| <text:s text:c="5"/>7 | <text:s text:c="4"/>NULL | Version Control with Git, 2nd Edition <text:s text:c="12"/>| 2012 |</text:p>
      <text:p text:style-name="P1">| <text:s text:c="5"/>8 | <text:s text:c="4"/>NULL | Learning Python, 4th Edition <text:s text:c="21"/>| 2009 |</text:p>
      <text:p text:style-name="P1">| <text:s text:c="5"/>9 | <text:s text:c="7"/>8 | testuotojo knyga <text:s text:c="33"/>| 2015 |</text:p>
      <text:p text:style-name="P1">| <text:s text:c="4"/>10 | <text:s text:c="7"/>9 | dar geresne testuotojo knyga <text:s text:c="21"/>| 2015 |</text:p>
      <text:p text:style-name="P1">+--------+----------+---------------------------------------------------+------+</text:p>
      <text:p text:style-name="P1">10 rows in set (0.00 sec)</text:p>
      <text:p text:style-name="P1"/>
      <text:list xml:id="list30645998" text:continue-numbering="true" text:style-name="WWNum1">
        <text:list-item>
          <text:p text:style-name="P8">Išrinkite knygų informaciją prijungdami autorius iš autorių lentelės.</text:p>
        </text:list-item>
      </text:list>
      <text:p text:style-name="P2">SELECT books.title, books.year, authors.name FROM authors JOIN books ON authors.authorid=books.authorid;</text:p>
      <text:p text:style-name="P2"/>
      <text:p text:style-name="P2">+-------------------------------------------+------+-----------------+</text:p>
      <text:p text:style-name="P2">| title <text:s text:c="36"/>| year | name <text:s text:c="11"/>|</text:p>
      <text:p text:style-name="P2">+-------------------------------------------+------+-----------------+</text:p>
      <text:p text:style-name="P2">| Programming F# 3.0, 2nd Edition <text:s text:c="10"/>| 2012 | Chris Smith <text:s text:c="4"/>|</text:p>
      <text:p text:style-name="P2">| Regular Expressions Cookbook, 2nd Edition | 2012 | Steven Levithan |</text:p>
      <text:p text:style-name="P2">| Head First Networking <text:s text:c="20"/>| 2009 | Ryan Benedetti <text:s/>|</text:p>
      <text:p text:style-name="P2">| The Art of Concurrency <text:s text:c="19"/>| 2009 | Clay Breshears <text:s/>|</text:p>
      <text:p text:style-name="P2">| 97 Things Every Programmer Should Know <text:s text:c="3"/>| 2010 | Kevlin Henney <text:s text:c="2"/>|</text:p>
      <text:p text:style-name="P2">| testuotojo knyga <text:s text:c="25"/>| 2015 | testas <text:s text:c="9"/>|</text:p>
      <text:p text:style-name="P2">| dar geresne testuotojo knyga <text:s text:c="13"/>| 2015 | testas 2 <text:s text:c="7"/>|</text:p>
      <text:p text:style-name="P2">+-------------------------------------------+------+-----------------+</text:p>
      <text:p text:style-name="P2">7 rows in set (0.00 sec)</text:p>
      <text:p text:style-name="P2"/>
      <text:list xml:id="list30639703" text:continue-numbering="true" text:style-name="WWNum1">
        <text:list-item>
          <text:p text:style-name="P8">Pakeiskite vienos knygos autorių į kitą. </text:p>
        </text:list-item>
      </text:list>
      <text:p text:style-name="P3">UPDATE books SET authorid=”8” WHERE bookid=1;</text:p>
      <text:p text:style-name="P3"/>
      <text:p text:style-name="P3">+-------------------------------------------+------+-----------------+</text:p>
      <text:p text:style-name="P3">| title <text:s text:c="36"/>| year | name <text:s text:c="11"/>|</text:p>
      <text:p text:style-name="P3">+-------------------------------------------+------+-----------------+</text:p>
      <text:p text:style-name="P3"><text:soft-page-break/>| Programming F# 3.0, 2nd Edition <text:s text:c="10"/>| 2012 | testas <text:s text:c="9"/>|</text:p>
      <text:p text:style-name="P3">| Regular Expressions Cookbook, 2nd Edition | 2012 | Steven Levithan |</text:p>
      <text:p text:style-name="P3">| Head First Networking <text:s text:c="20"/>| 2009 | Ryan Benedetti <text:s/>|</text:p>
      <text:p text:style-name="P3">| The Art of Concurrency <text:s text:c="19"/>| 2009 | Clay Breshears <text:s/>|</text:p>
      <text:p text:style-name="P3">| 97 Things Every Programmer Should Know <text:s text:c="3"/>| 2010 | Kevlin Henney <text:s text:c="2"/>|</text:p>
      <text:p text:style-name="P3">| testuotojo knyga <text:s text:c="25"/>| 2015 | testas <text:s text:c="9"/>|</text:p>
      <text:p text:style-name="P3">| dar geresne testuotojo knyga <text:s text:c="13"/>| 2015 | testas 2 <text:s text:c="7"/>|</text:p>
      <text:p text:style-name="P3">+-------------------------------------------+------+-----------------+</text:p>
      <text:p text:style-name="P3">7 rows in set (0.00 sec)</text:p>
      <text:p text:style-name="P3"/>
      <text:list xml:id="list30644158" text:continue-numbering="true" text:style-name="WWNum1">
        <text:list-item>
          <text:p text:style-name="P6">Suskaičiuokite kiek knygų kiekvieno autoriaus yra duomenų bazėje (įtraukdami autorius kurie neturi knygų, bei neitraukdami šių autorių). <text:tab/></text:p>
        </text:list-item>
      </text:list>
      <text:p text:style-name="Standard"><text:tab/><text:tab/><text:tab/>SELECT name, COUNT(bookid) FROM authors LEFT JOIN books ON authors.authorid=books.authorid GROUP BY authors.authorid;</text:p>
      <text:p text:style-name="Standard"/>
      <text:p text:style-name="P5">+-----------------+---------------+</text:p>
      <text:p text:style-name="P5">| name <text:s text:c="11"/>| COUNT(bookid) |</text:p>
      <text:p text:style-name="P5">+-----------------+---------------+</text:p>
      <text:p text:style-name="P5">| Chris Smith <text:s text:c="4"/>| <text:s text:c="12"/>0 |</text:p>
      <text:p text:style-name="P5">| Steven Levithan | <text:s text:c="12"/>1 |</text:p>
      <text:p text:style-name="P5">| <text:s/>Jan Goyvaerts <text:s/>| <text:s text:c="12"/>0 |</text:p>
      <text:p text:style-name="P5">| Ryan Benedetti <text:s/>| <text:s text:c="12"/>1 |</text:p>
      <text:p text:style-name="P5">| <text:s/>Al Anderson <text:s text:c="3"/>| <text:s text:c="12"/>0 |</text:p>
      <text:p text:style-name="P5">| Clay Breshears <text:s/>| <text:s text:c="12"/>1 |</text:p>
      <text:p text:style-name="P5">| Kevlin Henney <text:s text:c="2"/>| <text:s text:c="12"/>1 |</text:p>
      <text:p text:style-name="P5">| testas <text:s text:c="9"/>| <text:s text:c="12"/>2 |</text:p>
      <text:p text:style-name="P5">| testas 2 <text:s text:c="7"/>| <text:s text:c="12"/>1 |</text:p>
      <text:p text:style-name="P5">+-----------------+---------------+</text:p>
      <text:p text:style-name="Standard"/>
      <text:p text:style-name="P4"><text:tab/><text:tab/><text:tab/>SELECT name, COUNT(bookid) FROM authors INNER JOIN books ON authors.authorid=books.authorid GROUP BY authors.authorid;</text:p>
      <text:p text:style-name="P4"/>
      <text:p text:style-name="P4"><text:tab/><text:tab/><text:tab/>+-----------------+---------------+</text:p>
      <text:p text:style-name="P5">| name <text:s text:c="11"/>| COUNT(bookid) |</text:p>
      <text:p text:style-name="P5">+-----------------+---------------+</text:p>
      <text:p text:style-name="P5">| Steven Levithan | <text:s text:c="12"/>1 |</text:p>
      <text:p text:style-name="P5">| Ryan Benedetti <text:s/>| <text:s text:c="12"/>1 |</text:p>
      <text:p text:style-name="P5">| Clay Breshears <text:s/>| <text:s text:c="12"/>1 |</text:p>
      <text:p text:style-name="P5">| Kevlin Henney <text:s text:c="2"/>| <text:s text:c="12"/>1 |</text:p>
      <text:p text:style-name="P5">| testas <text:s text:c="9"/>| <text:s text:c="12"/>2 |</text:p>
      <text:p text:style-name="P5">| testas 2 <text:s text:c="7"/>| <text:s text:c="12"/>1 |</text:p>
      <text:p text:style-name="P5">+-----------------+---------------+</text:p>
      <text:p text:style-name="P4"/>
      <text:list xml:id="list30628629" text:continue-numbering="true" text:style-name="WWNum1">
        <text:list-item>
          <text:p text:style-name="P8">Pašalinkite jūsų suvestus autorius.</text:p>
        </text:list-item>
      </text:list>
      <text:p text:style-name="P1"><text:soft-page-break/><text:tab/>DELETE FROM Authors WHERE authorid=8 OR authorid=9;</text:p>
      <text:p text:style-name="P1"/>
      <text:p text:style-name="P3">+----------+-----------------+</text:p>
      <text:p text:style-name="P3">| authorId | name <text:s text:c="11"/>|</text:p>
      <text:p text:style-name="P3">+----------+-----------------+</text:p>
      <text:p text:style-name="P3">| <text:s text:c="7"/>1 | Chris Smith <text:s text:c="4"/>|</text:p>
      <text:p text:style-name="P3">| <text:s text:c="7"/>2 | Steven Levithan |</text:p>
      <text:p text:style-name="P3">| <text:s text:c="7"/>3 | <text:s/>Jan Goyvaerts <text:s/>|</text:p>
      <text:p text:style-name="P3">| <text:s text:c="7"/>4 | Ryan Benedetti <text:s/>|</text:p>
      <text:p text:style-name="P3">| <text:s text:c="7"/>5 | <text:s/>Al Anderson <text:s text:c="3"/>|</text:p>
      <text:p text:style-name="P3">| <text:s text:c="7"/>6 | Clay Breshears <text:s/>|</text:p>
      <text:p text:style-name="P3">| <text:s text:c="7"/>7 | Kevlin Henney <text:s text:c="2"/>|</text:p>
      <text:p text:style-name="P3">+----------+-----------------+</text:p>
      <text:p text:style-name="P1"/>
      <text:list xml:id="list30637851" text:continue-numbering="true" text:style-name="WWNum1">
        <text:list-item>
          <text:p text:style-name="P8">Pašalinkite knygas, kurios neturi autorių.</text:p>
        </text:list-item>
      </text:list>
      <text:p text:style-name="Standard"><text:tab/><text:tab/>DELETE b FROM Books b LEFT JOIN Authors a ON b.authorid=a.authorid WHERE a.authorId IS NULL; </text:p>
      <text:p text:style-name="Standard"/>
      <text:p text:style-name="P2">+--------+----------+-------------------------------------------+------+</text:p>
      <text:p text:style-name="P2">| bookId | authorId | title <text:s text:c="36"/>| year |</text:p>
      <text:p text:style-name="P2">+--------+----------+-------------------------------------------+------+</text:p>
      <text:p text:style-name="P2">| <text:s text:c="5"/>2 | <text:s text:c="7"/>2 | Regular Expressions Cookbook, 2nd Edition | 2012 |</text:p>
      <text:p text:style-name="P2">| <text:s text:c="5"/>3 | <text:s text:c="7"/>4 | Head First Networking <text:s text:c="20"/>| 2009 |</text:p>
      <text:p text:style-name="P2">| <text:s text:c="5"/>4 | <text:s text:c="7"/>6 | The Art of Concurrency <text:s text:c="19"/>| 2009 |</text:p>
      <text:p text:style-name="P2">| <text:s text:c="5"/>5 | <text:s text:c="7"/>7 | 97 Things Every Programmer Should Know <text:s text:c="3"/>| 2010 |</text:p>
      <text:p text:style-name="P2">+--------+----------+-------------------------------------------+------+</text:p>
      <text:p text:style-name="Standard"/>
      <text:p text:style-name="Standard">4. Papildykite duomenų bazę kad būtų galima:</text:p>
      <text:list xml:id="list2226293720194180604" text:style-name="WWNum2">
        <text:list-item>
          <text:p text:style-name="P9">Suskirstyti knygas į žanrus.</text:p>
        </text:list-item>
      </text:list>
      <text:p text:style-name="P1"><text:tab/>ALTER TABLE Books ADD COLUMN genre VARCHAR(35);</text:p>
      <text:p text:style-name="P1"/>
      <text:p text:style-name="P1">+--------+----------+-------------------------------------------+------+-------+</text:p>
      <text:p text:style-name="P1">| bookId | authorId | title <text:s text:c="36"/>| year | genre |</text:p>
      <text:p text:style-name="P1">+--------+----------+-------------------------------------------+------+-------+</text:p>
      <text:p text:style-name="P1">| <text:s text:c="5"/>2 | <text:s text:c="7"/>2 | Regular Expressions Cookbook, 2nd Edition | 2012 | NULL <text:s/>|</text:p>
      <text:p text:style-name="P1">| <text:s text:c="5"/>3 | <text:s text:c="7"/>4 | Head First Networking <text:s text:c="20"/>| 2009 | NULL <text:s/>|</text:p>
      <text:p text:style-name="P1">| <text:s text:c="5"/>4 | <text:s text:c="7"/>6 | The Art of Concurrency <text:s text:c="19"/>| 2009 | NULL <text:s/>|</text:p>
      <text:p text:style-name="P1">| <text:s text:c="5"/>5 | <text:s text:c="7"/>7 | 97 Things Every Programmer Should Know <text:s text:c="3"/>| 2010 | NULL <text:s/>|</text:p>
      <text:p text:style-name="P1">+--------+----------+-------------------------------------------+------+-------+</text:p>
      <text:p text:style-name="P1"/>
      <text:list xml:id="list30640868" text:continue-numbering="true" text:style-name="WWNum2">
        <text:list-item>
          <text:p text:style-name="P9">Knygos gali turėti vieną ir daugiau autorių.</text:p>
        </text:list-item>
      </text:list>
      <text:p text:style-name="P2">CREATE TABLE books_authors(bookId int(11), authorId int(11));</text:p>
      <text:p text:style-name="P2"/>
      <text:list xml:id="list30636594" text:continue-numbering="true" text:style-name="WWNum2">
        <text:list-item>
          <text:p text:style-name="P9">Sutvarkyti duomenų bazės duomenis, jei reikia papildykite naujais.</text:p>
        </text:list-item>
      </text:list>
      <text:p text:style-name="P3"><text:soft-page-break/>INSERT INTO books_authors(bookId, authorId) SELECT bookId, authorId FROM Books; </text:p>
      <text:p text:style-name="P3">INSERT INTO books_authors(bookId, authorId) VALUES(2,4);</text:p>
      <text:p text:style-name="P3"/>
      <text:p text:style-name="P3">+--------+----------+</text:p>
      <text:p text:style-name="P3">| bookId | authorId |</text:p>
      <text:p text:style-name="P3">+--------+----------+</text:p>
      <text:p text:style-name="P3">| <text:s text:c="5"/>2 | <text:s text:c="7"/>2 |</text:p>
      <text:p text:style-name="P3">| <text:s text:c="5"/>3 | <text:s text:c="7"/>4 |</text:p>
      <text:p text:style-name="P3">| <text:s text:c="5"/>4 | <text:s text:c="7"/>6 |</text:p>
      <text:p text:style-name="P3">| <text:s text:c="5"/>5 | <text:s text:c="7"/>7 |</text:p>
      <text:p text:style-name="P3">| <text:s text:c="5"/>2 | <text:s text:c="7"/>4 |</text:p>
      <text:p text:style-name="P3">+--------+----------+</text:p>
      <text:p text:style-name="P3"/>
      <text:p text:style-name="P3">ALTER TABLE Books DROP COLUMN authorId; </text:p>
      <text:p text:style-name="P3">UPDATE Books SET genre = "IT";</text:p>
      <text:p text:style-name="P3"/>
      <text:p text:style-name="P3">+--------+-------------------------------------------+------+-------+</text:p>
      <text:p text:style-name="P3">| bookId | title <text:s text:c="36"/>| year | genre |</text:p>
      <text:p text:style-name="P3">+--------+-------------------------------------------+------+-------+</text:p>
      <text:p text:style-name="P3">| <text:s text:c="5"/>2 | Regular Expressions Cookbook, 2nd Edition | 2012 | IT <text:s text:c="3"/>|</text:p>
      <text:p text:style-name="P3">| <text:s text:c="5"/>3 | Head First Networking <text:s text:c="20"/>| 2009 | IT <text:s text:c="3"/>|</text:p>
      <text:p text:style-name="P3">| <text:s text:c="5"/>4 | The Art of Concurrency <text:s text:c="19"/>| 2009 | IT <text:s text:c="3"/>|</text:p>
      <text:p text:style-name="P3">| <text:s text:c="5"/>5 | 97 Things Every Programmer Should Know <text:s text:c="3"/>| 2010 | IT <text:s text:c="3"/>|</text:p>
      <text:p text:style-name="P3">+--------+-------------------------------------------+------+-------+</text:p>
      <text:p text:style-name="P3"/>
      <text:list xml:id="list30655943" text:continue-numbering="true" text:style-name="WWNum2">
        <text:list-item>
          <text:p text:style-name="P9">Išrinkite visas knygas su jų autoriais. (autorius, jei jų daugiau nei veinas atskirkite kableliais)</text:p>
        </text:list-item>
      </text:list>
      <text:p text:style-name="P1">SELECT Books.title, GROUP_CONCAT(Authors .name) AS authors FROM Books LEFT JOIN books_authors ON Books.bookId = books_authors.bookId LEFT JOIN Authors ON books_authors.authorId = Authors.authorId GROUP BY Books.title; </text:p>
      <text:p text:style-name="P1"/>
      <text:p text:style-name="P1">+-------------------------------------------+--------------------------------+</text:p>
      <text:p text:style-name="P1">| title <text:s text:c="36"/>| authors <text:s text:c="23"/>|</text:p>
      <text:p text:style-name="P1">+-------------------------------------------+--------------------------------+</text:p>
      <text:p text:style-name="P1">| 97 Things Every Programmer Should Know <text:s text:c="3"/>| Kevlin Henney <text:s text:c="17"/>|</text:p>
      <text:p text:style-name="P1">| Head First Networking <text:s text:c="20"/>| Ryan Benedetti <text:s text:c="16"/>|</text:p>
      <text:p text:style-name="P1">| Regular Expressions Cookbook, 2nd Edition | Ryan Benedetti,Steven Levithan |</text:p>
      <text:p text:style-name="P1">| The Art of Concurrency <text:s text:c="19"/>| Clay Breshears <text:s text:c="16"/>|</text:p>
      <text:p text:style-name="P1">+-------------------------------------------+--------------------------------+</text:p>
      <text:p text:style-name="P1"/>
      <text:list xml:id="list30630459" text:continue-numbering="true" text:style-name="WWNum2">
        <text:list-item>
          <text:p text:style-name="P9">Papildykite knygų lentelę, kad galetumėte išsaugoti orginalų knygos pavadinimą. (Pavadinime išsaugokite, lietuviškas raides kaip ą,ė,š ir pan.)</text:p>
        </text:list-item>
      </text:list>
      <text:p text:style-name="P1"><text:soft-page-break/><text:s/><text:tab/>ALTER TABLE Books MODIFY title VARCHAR(255) CHARACTER SET cp1257 COLLATE cp1257_lithuanian_ci;</text:p>
      <text:p text:style-name="P1"><text:tab/>UPDATE Books SET title = "<text:span text:style-name="T1">Rėgūląr</text:span> <text:span text:style-name="T1">Ę</text:span>xpre<text:span text:style-name="T1">č</text:span>on<text:span text:style-name="T1">ž</text:span> Cookbook, 2nd Ed<text:span text:style-name="T1">įš</text:span>ion" WHERE bookId = 2; </text:p>
      <text:p text:style-name="P1"/>
      <text:p text:style-name="P1">+-----------------------------------------+--------------------------------+</text:p>
      <text:p text:style-name="P1">| title <text:s text:c="34"/>| authors <text:s text:c="23"/>|</text:p>
      <text:p text:style-name="P1">+-----------------------------------------+--------------------------------+</text:p>
      <text:p text:style-name="P1">| 97 Things Every Programmer Should Know <text:s/>| Kevlin Henney <text:s text:c="17"/>|</text:p>
      <text:p text:style-name="P1">| Head First Networking <text:s text:c="18"/>| Ryan Benedetti <text:s text:c="16"/>|</text:p>
      <text:p text:style-name="P1">| R?g?l?r ?xpre?on? Cookbook, 2nd Ed??ion | Steven Levithan,Ryan Benedetti |</text:p>
      <text:p text:style-name="P1">| The Art of Concurrency <text:s text:c="17"/>| Clay Breshears <text:s text:c="16"/>|</text:p>
      <text:p text:style-name="P1">+-----------------------------------------+--------------------------------+</text:p>
      <text:p text:style-name="Standard"><text:tab/></text:p>
      <text:list xml:id="list5267809654855097323" text:style-name="L1">
        <text:list-item>
          <text:p text:style-name="P7">Paruoškite duomenų bazės kopiją.</text:p>
        </text:list-item>
      </text:list>
      <text:p text:style-name="Standard"><text:span text:style-name="T2"><text:tab/></text:span><text:span text:style-name="Source_20_Text"><text:span text:style-name="T3">mysqldump</text:span></text:span><text:span text:style-name="Source_20_Text"><text:span text:style-name="T2"> -u </text:span></text:span><text:span text:style-name="Source_20_Text"><text:span text:style-name="T3">root</text:span></text:span><text:span text:style-name="Source_20_Text"><text:span text:style-name="T2"> -p </text:span></text:span><text:span text:style-name="Source_20_Text"><text:span text:style-name="T3">books </text:span></text:span><text:span text:style-name="Source_20_Text"><text:span text:style-name="T2">&gt; </text:span></text:span><text:span text:style-name="Source_20_Text"><text:span text:style-name="T3">books</text:span></text:span><text:span text:style-name="Source_20_Text"><text:span text:style-name="T2">_backup.sql</text:span></text:span></text:p>
      <text:p text:style-name="Standard"/>
      <text:list xml:id="list4342904675542029319" text:style-name="L2">
        <text:list-item>
          <text:p text:style-name="P11">Paruoškite duomenų bazės atnaujinimo skriptą. (struktūros ir pradinių duomenų).</text:p>
        </text:list-item>
      </text:list>
      <text:p text:style-name="P4"><text:tab/>Failas script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4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GB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Arial" fo:font-size="11pt" fo:language="en" fo:country="GB" fo:font-style="normal" style:text-underline-style="none" fo:font-weight="normal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Text_20_body" style:default-outline-level="" style:list-style-name="" style:class="text">
      <style:paragraph-properties fo:margin-top="0.847cm" fo:margin-bottom="0.212cm" fo:line-height="115%" fo:text-align="start" style:justify-single-word="false" fo:keep-together="always" fo:keep-with-next="always"/>
      <style:text-properties fo:color="#000000" style:font-name="Arial1" fo:font-size="36pt" fo:font-weight="bold" style:font-name-asian="Arial3" style:font-size-asian="36pt" style:font-weight-asian="bold" style:font-name-complex="Arial3" style:font-size-complex="3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15%" fo:text-align="start" style:justify-single-word="false" fo:keep-together="always" fo:keep-with-next="always"/>
      <style:text-properties fo:color="#666666" style:font-name="Georgia" fo:font-size="24pt" fo:font-style="italic" fo:font-weight="normal" style:font-name-asian="Georgia1" style:font-size-asian="24pt" style:font-style-asian="italic" style:font-weight-asian="normal" style:font-name-complex="Georgia1" style:font-size-complex="24pt" style:font-style-complex="italic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15%" fo:keep-together="always" fo:keep-with-next="always"/>
      <style:text-properties fo:color="#000000" style:font-name="Arial" fo:font-size="18pt" fo:font-weight="bold" style:font-name-asian="Arial3" style:font-size-asian="18pt" style:font-weight-asian="bold" style:font-name-complex="Arial3" style:font-size-complex="18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15%" fo:keep-together="always" fo:keep-with-next="always"/>
      <style:text-properties fo:color="#000000" style:font-name="Arial" fo:font-size="14pt" fo:font-weight="bold" style:font-name-asian="Arial3" style:font-size-asian="14pt" style:font-weight-asian="bold" style:font-name-complex="Arial3" style:font-size-complex="14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15%" fo:keep-together="always" fo:keep-with-next="always"/>
      <style:text-properties fo:color="#666666" style:font-name="Arial" fo:font-size="12pt" fo:font-weight="bold" style:font-name-asian="Arial3" style:font-size-asian="12pt" style:font-weight-asian="bold" style:font-name-complex="Arial3" style:font-size-complex="12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15%" fo:keep-together="always" fo:keep-with-next="always"/>
      <style:text-properties fo:color="#666666" style:font-name="Arial" fo:font-size="11pt" fo:font-style="italic" fo:font-weight="normal" style:font-name-asian="Arial3" style:font-size-asian="11pt" style:font-style-asian="italic" style:font-weight-asian="normal" style:font-name-complex="Arial3" style:font-size-complex="11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15%" fo:keep-together="always" fo:keep-with-next="always"/>
      <style:text-properties fo:color="#666666" style:font-name="Arial" fo:font-size="10pt" fo:font-weight="bold" style:font-name-asian="Arial3" style:font-size-asian="10pt" style:font-weight-asian="bold" style:font-name-complex="Arial3" style:font-size-complex="10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15%" fo:keep-together="always" fo:keep-with-next="always"/>
      <style:text-properties fo:color="#666666" style:font-name="Arial" fo:font-size="10pt" fo:font-style="italic" fo:font-weight="normal" style:font-name-asian="Arial3" style:font-size-asian="10pt" style:font-style-asian="italic" style:font-weight-asian="normal" style:font-name-complex="Arial3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normal" style:font-name-asian="Arial3" style:font-size-asian="11pt" style:font-style-asian="normal" style:font-weight-asian="normal" style:font-name-complex="Arial3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4.445cm" fo:margin-left="2.54cm"/>
        </style:list-level-properties>
        <style:text-properties style:font-name="Arial2"/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6.985cm" fo:margin-left="3.81cm"/>
        </style:list-level-properties>
        <style:text-properties style:font-name="Arial2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9.525cm" fo:margin-left="5.08cm"/>
        </style:list-level-properties>
        <style:text-properties style:font-name="Arial2"/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12.065cm" fo:margin-left="6.35cm"/>
        </style:list-level-properties>
        <style:text-properties style:font-name="Arial2"/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14.605cm" fo:margin-left="7.62cm"/>
        </style:list-level-properties>
        <style:text-properties style:font-name="Arial2"/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17.145cm" fo:margin-left="8.89cm"/>
        </style:list-level-properties>
        <style:text-properties style:font-name="Arial2"/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19.685cm" fo:margin-left="10.16cm"/>
        </style:list-level-properties>
        <style:text-properties style:font-name="Arial2"/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22.225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4.445cm" fo:margin-left="2.54cm"/>
        </style:list-level-properties>
        <style:text-properties style:font-name="Arial2"/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6.985cm" fo:margin-left="3.81cm"/>
        </style:list-level-properties>
        <style:text-properties style:font-name="Arial2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9.525cm" fo:margin-left="5.08cm"/>
        </style:list-level-properties>
        <style:text-properties style:font-name="Arial2"/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12.065cm" fo:margin-left="6.35cm"/>
        </style:list-level-properties>
        <style:text-properties style:font-name="Arial2"/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14.605cm" fo:margin-left="7.62cm"/>
        </style:list-level-properties>
        <style:text-properties style:font-name="Arial2"/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17.145cm" fo:margin-left="8.89cm"/>
        </style:list-level-properties>
        <style:text-properties style:font-name="Arial2"/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19.685cm" fo:margin-left="10.16cm"/>
        </style:list-level-properties>
        <style:text-properties style:font-name="Arial2"/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22.225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5-10-27T10:47:57.54</dc:date>
    <meta:generator>OpenOffice/4.1.1$Win32 OpenOffice.org_project/411m6$Build-9775</meta:generator>
    <meta:editing-duration>PT2H46M17S</meta:editing-duration>
    <meta:editing-cycles>72</meta:editing-cycles>
    <meta:document-statistic meta:table-count="0" meta:image-count="0" meta:object-count="0" meta:page-count="6" meta:paragraph-count="187" meta:word-count="1391" meta:character-count="10500"/>
  </office:meta>
</office:document-meta>
</file>